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nsolas" svg:font-family="Consolas, Monaco, 'Andale Mono', 'Ubuntu Mono', monospace"/>
    <style:font-face style:name="Inter-Bold" svg:font-family="Inter-Bold, system-ui, apple-system, BlinkMacSystemFont, 'Segoe UI', Roboto, 'Helvetica Neue', Helvetica, Arial, sans-serif"/>
    <style:font-face style:name="Inter-Medium" svg:font-family="Inter-Medium,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3126in" fo:margin-right="0.3126in" fo:margin-top="0.3126in" fo:margin-bottom="0.1043in" style:contextual-spacing="false" fo:orphans="2" fo:widows="2" fo:text-indent="0in" style:auto-text-indent="false" fo:padding="0in" fo:border="none"/>
      <style:text-properties fo:font-variant="normal" fo:text-transform="none" fo:color="#323232" loext:opacity="100%" style:font-name="Inter-Medium" fo:font-size="19.5pt" fo:letter-spacing="normal" fo:font-style="normal" fo:font-weight="normal"/>
    </style:style>
    <style:style style:name="P2" style:family="paragraph" style:parent-style-name="Heading_20_3">
      <style:text-properties fo:font-variant="normal" fo:text-transform="none" fo:color="#323232" loext:opacity="100%" style:font-name="Inter-Medium" fo:font-size="15pt" fo:letter-spacing="normal" fo:font-style="normal" fo:font-weight="normal"/>
    </style:style>
    <style:style style:name="P3" style:family="paragraph" style:parent-style-name="Preformatted_20_Text">
      <loext:graphic-properties draw:fill="solid" draw:fill-color="#f2f2f2" draw:opacity="100%"/>
      <style:paragraph-properties fo:margin-left="0in" fo:margin-right="0in" fo:margin-top="0in" fo:margin-bottom="0in" style:contextual-spacing="false" fo:text-align="start" style:justify-single-word="false" fo:orphans="2" fo:widows="2" fo:text-indent="0in" style:auto-text-indent="false" fo:background-color="#f2f2f2" fo:padding="0in" fo:border="none"/>
    </style:style>
    <style:style style:name="P4" style:family="paragraph" style:parent-style-name="Preformatted_20_Text">
      <loext:graphic-properties draw:fill="solid" draw:fill-color="#f2f2f2" draw:opacity="100%"/>
      <style:paragraph-properties fo:margin-left="0in" fo:margin-right="0in" fo:margin-top="0.0102in" fo:margin-bottom="0.0102in" style:contextual-spacing="false" fo:text-align="start" style:justify-single-word="false" fo:orphans="2" fo:widows="2" fo:text-indent="0in" style:auto-text-indent="false" fo:background-color="#f2f2f2" fo:padding="0in" fo:border="none"/>
    </style:style>
    <style:style style:name="P5" style:family="paragraph" style:parent-style-name="Preformatted_20_Text">
      <loext:graphic-properties draw:fill="solid" draw:fill-color="#f2f2f2" draw:opacity="100%"/>
      <style:paragraph-properties fo:margin-left="0in" fo:margin-right="0in" fo:margin-top="0.0102in" fo:margin-bottom="0.0102in" style:contextual-spacing="false" style:line-height-at-least="0.2291in" fo:text-align="start" style:justify-single-word="false" fo:orphans="2" fo:widows="2" fo:text-indent="0in" style:auto-text-indent="false" fo:background-color="#f2f2f2" fo:padding="0in" fo:border="none"/>
    </style:style>
    <style:style style:name="P6" style:family="paragraph" style:parent-style-name="Preformatted_20_Text">
      <loext:graphic-properties draw:fill="solid" draw:fill-color="#f2f2f2" draw:opacity="100%"/>
      <style:paragraph-properties fo:margin-left="0in" fo:margin-right="0in" fo:margin-top="0in" fo:margin-bottom="0.0417in" style:contextual-spacing="false" style:line-height-at-least="0.2291in" fo:text-align="start" style:justify-single-word="false" fo:orphans="2" fo:widows="2" fo:text-indent="0in" style:auto-text-indent="false" fo:background-color="#f2f2f2" fo:padding="0in" fo:border="none"/>
    </style:style>
    <style:style style:name="P7" style:family="paragraph" style:parent-style-name="Preformatted_20_Text">
      <loext:graphic-properties draw:fill="solid" draw:fill-color="#f2f2f2" draw:opacity="100%"/>
      <style:paragraph-properties fo:margin-top="0in" fo:margin-bottom="0in" style:contextual-spacing="false" style:line-height-at-least="0.2291in" fo:text-align="start" style:justify-single-word="false" fo:orphans="2" fo:widows="2" fo:background-color="#f2f2f2" fo:padding="0in" fo:border="none"/>
    </style:style>
    <style:style style:name="P8" style:family="paragraph" style:parent-style-name="Preformatted_20_Text">
      <loext:graphic-properties draw:fill="solid" draw:fill-color="#f2f2f2" draw:opacity="100%"/>
      <style:paragraph-properties fo:margin-top="0in" fo:margin-bottom="0in" style:contextual-spacing="false" fo:text-align="start" style:justify-single-word="false" fo:orphans="2" fo:widows="2" fo:background-color="#f2f2f2" fo:padding="0in" fo:border="none"/>
    </style:style>
    <style:style style:name="P9" style:family="paragraph" style:parent-style-name="Text_20_body">
      <style:paragraph-properties fo:orphans="0" fo:widows="2"/>
      <style:text-properties fo:font-variant="normal" fo:text-transform="none" fo:color="#333333" loext:opacity="100%" fo:letter-spacing="normal"/>
    </style:style>
    <style:style style:name="P10"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323232" loext:opacity="100%" style:font-name="Inter-Regular" fo:font-size="10.5pt" fo:letter-spacing="normal" fo:font-style="normal" fo:font-weight="normal" fo:background-color="#e5e5e5" loext:padding="0in" loext:border="none"/>
    </style:style>
    <style:style style:name="P11" style:family="paragraph" style:parent-style-name="Text_20_body">
      <style:paragraph-properties fo:margin-left="0in" fo:margin-right="0in" fo:margin-top="0in" fo:margin-bottom="0.2291in" style:contextual-spacing="false" fo:line-height="170%" fo:orphans="2" fo:widows="2" fo:text-indent="0in" style:auto-text-indent="false" fo:padding="0in" fo:border="none"/>
    </style:style>
    <style:style style:name="P12" style:family="paragraph" style:parent-style-name="Text_20_body">
      <style:paragraph-properties fo:margin-left="0in" fo:margin-right="0in" fo:margin-top="0in" fo:margin-bottom="0.2291in" style:contextual-spacing="false" style:line-height-at-least="0.2291in" fo:text-align="start" style:justify-single-word="false" fo:orphans="2" fo:widows="2" fo:text-indent="0in" style:auto-text-indent="false" fo:padding="0in" fo:border="none"/>
    </style:style>
    <style:style style:name="P13" style:family="paragraph" style:parent-style-name="Text_20_body">
      <style:paragraph-properties fo:margin-left="0in" fo:margin-right="0in" fo:margin-top="0in" fo:margin-bottom="0.2291in" style:contextual-spacing="false" fo:line-height="170%" fo:orphans="2" fo:widows="2" fo:text-indent="0in" style:auto-text-indent="false" fo:padding="0in" fo:border="none"/>
      <style:text-properties fo:font-variant="normal" fo:text-transform="none" fo:color="#333333" loext:opacity="100%" style:font-name="Inter-Regular" fo:font-size="12pt" fo:letter-spacing="normal" fo:font-style="normal" fo:font-weight="normal"/>
    </style:style>
    <style:style style:name="P14" style:family="paragraph" style:parent-style-name="Text_20_body">
      <style:paragraph-properties fo:margin-left="0in" fo:margin-right="0in" fo:margin-top="0in" fo:margin-bottom="0.2291in" style:contextual-spacing="false" style:line-height-at-least="0.2709in" fo:orphans="2" fo:widows="2" fo:text-indent="0in" style:auto-text-indent="false" fo:padding="0in" fo:border="none"/>
    </style:style>
    <style:style style:name="P15"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style>
    <style:style style:name="P16"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style>
    <style:style style:name="P17" style:family="paragraph" style:parent-style-name="Text_20_body" style:list-style-name="L4">
      <style:paragraph-properties fo:margin-left="0in" fo:margin-right="0in" fo:margin-top="0in" fo:margin-bottom="0in" style:contextual-spacing="false" fo:orphans="2" fo:widows="2" fo:text-indent="0in" style:auto-text-indent="false" fo:padding="0in" fo:border="none"/>
    </style:style>
    <style:style style:name="P18" style:family="paragraph" style:parent-style-name="Text_20_body" style:list-style-name="L3">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Inter-Regular" fo:font-size="12pt" fo:letter-spacing="normal" fo:font-style="normal" fo:font-weight="normal"/>
    </style:style>
    <style:style style:name="P19" style:family="paragraph" style:parent-style-name="Text_20_body" style:list-style-name="L5">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Inter-Regular" fo:font-size="12pt" fo:letter-spacing="normal" fo:font-style="normal" fo:font-weight="normal"/>
    </style:style>
    <style:style style:name="P20"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Inter-Regular" fo:font-size="12pt" fo:letter-spacing="normal" fo:font-style="normal" fo:font-weight="normal"/>
    </style:style>
    <style:style style:name="P21" style:family="paragraph" style:parent-style-name="Text_20_body" style:list-style-name="L7">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Inter-Regular" fo:font-size="12pt" fo:letter-spacing="normal" fo:font-style="normal" fo:font-weight="normal"/>
    </style:style>
    <style:style style:name="P22" style:family="paragraph" style:parent-style-name="Text_20_body" style:list-style-name="L8">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Inter-Regular" fo:font-size="12pt" fo:letter-spacing="normal" fo:font-style="normal" fo:font-weight="normal"/>
    </style:style>
    <style:style style:name="P23" style:family="paragraph" style:parent-style-name="Text_20_body" style:list-style-name="L9">
      <style:paragraph-properties fo:margin-left="0in" fo:margin-right="0in" fo:margin-top="0in" fo:margin-bottom="0in" style:contextual-spacing="false" style:line-height-at-least="0.2291in" fo:text-align="start" style:justify-single-word="false" fo:orphans="2" fo:widows="2" fo:text-indent="0in" style:auto-text-indent="false" fo:padding="0in" fo:border="none"/>
    </style:style>
    <style:style style:name="P24" style:family="paragraph" style:parent-style-name="Text_20_body">
      <style:paragraph-properties fo:margin-left="0in" fo:margin-right="0in" fo:margin-top="0.0102in" fo:margin-bottom="0.0102in" style:contextual-spacing="false" style:line-height-at-least="0.2291in" fo:text-align="start" style:justify-single-word="false" fo:orphans="2" fo:widows="2" fo:text-indent="0in" style:auto-text-indent="false" fo:padding="0in" fo:border="none"/>
    </style:style>
    <style:style style:name="T1" style:family="text">
      <style:text-properties fo:font-variant="normal" fo:text-transform="none" fo:color="#333333" loext:opacity="100%" style:font-name="Inter-Regular" fo:font-size="12pt" fo:letter-spacing="normal" fo:font-style="normal" fo:font-weight="normal"/>
    </style:style>
    <style:style style:name="T2" style:family="text">
      <style:text-properties fo:font-variant="normal" fo:text-transform="none" fo:color="#333333" loext:opacity="100%" style:font-name="Inter-Regular" fo:font-size="11.25pt" fo:letter-spacing="normal" fo:font-style="normal" fo:font-weight="normal" fo:background-color="#fedee1" loext:char-shading-value="0" loext:padding="0in" loext:border="none"/>
    </style:style>
    <style:style style:name="T3" style:family="text">
      <style:text-properties fo:font-variant="normal" fo:text-transform="none" fo:color="#333333" loext:opacity="100%" style:font-name="Inter-Bold" fo:font-size="12pt" fo:letter-spacing="normal" fo:font-style="normal" fo:font-weight="bold"/>
    </style:style>
    <style:style style:name="T4" style:family="text">
      <style:text-properties fo:font-variant="normal" fo:text-transform="none" fo:color="#333333" loext:opacity="100%" style:font-name="Inter-Bold" fo:font-size="11.25pt" fo:letter-spacing="normal" fo:font-style="normal" fo:font-weight="bold" fo:background-color="#fedee1" loext:char-shading-value="0" loext:padding="0in" loext:border="none"/>
    </style:style>
    <style:style style:name="T5" style:family="text">
      <style:text-properties fo:font-variant="normal" fo:text-transform="none" fo:color="#000000" loext:opacity="100%" style:text-line-through-style="none" style:text-line-through-type="none" style:font-name="Inter-Regular" fo:font-size="12pt" fo:letter-spacing="normal" fo:font-style="normal" style:text-underline-style="none" fo:font-weight="normal" style:text-blinking="false" loext:padding-left="0in" loext:padding-right="0in" loext:padding-top="0in" loext:padding-bottom="0.0193in" loext:border-left="none" loext:border-right="none" loext:border-top="none" loext:border-bottom="0.06pt dotted #000000"/>
    </style:style>
    <style:style style:name="T6" style:family="text">
      <style:text-properties fo:font-variant="normal" fo:text-transform="none" fo:color="#545454" loext:opacity="100%" style:font-name="Consolas" fo:font-size="12pt" fo:letter-spacing="normal" fo:font-style="normal" fo:font-weight="normal" fo:background-color="#f2f2f2" loext:char-shading-value="0" loext:padding="0in" loext:border="none"/>
    </style:style>
    <style:style style:name="T7" style:family="text">
      <style:text-properties fo:font-variant="normal" fo:text-transform="none" fo:color="#545454" loext:opacity="100%" style:font-name="Consolas" fo:font-size="9.75pt" fo:letter-spacing="normal" fo:font-style="normal" fo:font-weight="normal" loext:padding="0in" loext:border="none"/>
    </style:style>
    <style:style style:name="T8" style:family="text">
      <style:text-properties fo:font-variant="normal" fo:text-transform="none" fo:color="#545454" loext:opacity="100%" style:font-name="Consolas" fo:font-size="10.5pt" fo:letter-spacing="normal" fo:font-style="normal" fo:font-weight="normal" loext:padding="0in" loext:border="none"/>
    </style:style>
    <style:style style:name="T9" style:family="text">
      <style:text-properties fo:font-variant="normal" fo:text-transform="none" fo:color="#545454" loext:opacity="100%" style:font-name="Consolas" fo:font-size="11.25pt" fo:letter-spacing="normal" fo:font-style="normal" fo:font-weight="normal" fo:background-color="#f2f2f2" loext:char-shading-value="0" loext:padding="0in" loext:border="none"/>
    </style:style>
    <style:style style:name="T10" style:family="text">
      <style:text-properties fo:font-variant="normal" fo:text-transform="none" fo:color="#545454" loext:opacity="100%" fo:letter-spacing="normal" loext:padding="0in" loext:border="none"/>
    </style:style>
    <style:style style:name="T11" style:family="text">
      <style:text-properties fo:font-variant="normal" fo:text-transform="none" fo:color="#e0276a" loext:opacity="100%" style:font-name="Consolas" fo:font-size="9.75pt" fo:letter-spacing="normal" fo:font-style="normal" fo:font-weight="normal" loext:padding="0in" loext:border="none"/>
    </style:style>
    <style:style style:name="T12" style:family="text">
      <style:text-properties fo:font-variant="normal" fo:text-transform="none" fo:color="#323232" loext:opacity="100%" style:font-name="Inter-Bold" fo:font-size="11.25pt" fo:letter-spacing="normal" fo:font-style="normal" fo:font-weight="bold" fo:background-color="#f4f2d4" loext:char-shading-value="0" loext:padding="0in" loext:border="none"/>
    </style:style>
    <style:style style:name="T13" style:family="text">
      <style:text-properties fo:font-variant="normal" fo:text-transform="none" fo:color="#323232" loext:opacity="100%" style:font-name="Inter-Regular" fo:font-size="11.25pt" fo:letter-spacing="normal" fo:font-style="normal" fo:font-weight="normal" fo:background-color="#f4f2d4" loext:char-shading-value="0" loext:padding="0in" loext:border="none"/>
    </style:style>
    <style:style style:name="T14" style:family="text">
      <style:text-properties fo:font-variant="normal" fo:text-transform="none" fo:color="#225196" loext:opacity="100%" style:font-name="Consolas" fo:font-size="9.75pt" fo:letter-spacing="normal" fo:font-style="normal" fo:font-weight="normal" loext:padding="0in" loext:border="none"/>
    </style:style>
    <style:style style:name="T15" style:family="text">
      <style:text-properties fo:font-variant="normal" fo:text-transform="none" fo:color="#666a71" loext:opacity="100%" style:font-name="Consolas" fo:font-size="9.75pt" fo:letter-spacing="normal" fo:font-style="normal" fo:font-weight="normal" loext:padding="0in" loext:border="none"/>
    </style:style>
    <style:style style:name="T16" style:family="text">
      <style:text-properties fo:font-variant="normal" fo:text-transform="none" fo:color="#08966b" loext:opacity="100%" style:font-name="Consolas" fo:font-size="9.75pt" fo:letter-spacing="normal" fo:font-style="normal" fo:font-weight="normal" loext:padding="0in" loext: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text:bookmark text:name="introduction"/>Introduction</text:h>
      <text:p text:style-name="P11"><text:span text:style-name="T1">Linux servers are often administered remotely using SSH by connecting to an </text:span><text:a xlink:type="simple" xlink:href="https://www.openssh.com/" text:style-name="Internet_20_link" text:visited-style-name="Visited_20_Internet_20_Link"><text:span text:style-name="T5">OpenSSH</text:span></text:a><text:span text:style-name="T1"> server, which is the default SSH server software used within Ubuntu, Debian, CentOS, FreeBSD, and most other Linux/BSD-based systems.</text:span></text:p>
      <text:p text:style-name="P12"><text:span text:style-name="T1">OpenSSH server is the server side of SSH, also known as SSH daemon or </text:span><text:span text:style-name="Source_20_Text"><text:span text:style-name="T6">sshd</text:span></text:span><text:span text:style-name="T1">. You can connect to an OpenSSH server using the OpenSSH client—the </text:span><text:span text:style-name="Source_20_Text"><text:span text:style-name="T6">ssh</text:span></text:span><text:span text:style-name="T1"> command. You can learn more about the SSH client-server model in </text:span><text:a xlink:type="simple" xlink:href="https://www.digitalocean.com/community/tutorials/ssh-essentials-working-with-ssh-servers-clients-and-keys" text:style-name="Internet_20_link" text:visited-style-name="Visited_20_Internet_20_Link"><text:span text:style-name="T5">SSH Essentials: Working with SSH Servers, Clients, and Keys</text:span></text:a><text:span text:style-name="T1">. Properly securing your OpenSSH server is very important, as it acts as the front door or entry into your server.</text:span></text:p>
      <text:p text:style-name="P13">In this tutorial, you will harden your OpenSSH server by using different configuration options to ensure that remote access to your server is as secure as possible.</text:p>
      <text:h text:style-name="P1" text:outline-level="2"><text:bookmark text:name="prerequisites"/>Prerequisites</text:h>
      <text:p text:style-name="P13">To complete this tutorial, you will need:</text:p>
      <text:list xml:id="list1856560131" text:style-name="L1">
        <text:list-item>
          <text:p text:style-name="P15"><text:span text:style-name="T1">An Ubuntu 18.04 server set up by following the </text:span><text:a xlink:type="simple" xlink:href="https://www.digitalocean.com/community/tutorials/initial-server-setup-with-ubuntu-18-04" text:style-name="Internet_20_link" text:visited-style-name="Visited_20_Internet_20_Link"><text:span text:style-name="T5">Initial Server Setup with Ubuntu 18.04</text:span></text:a><text:span text:style-name="T1">, including a sudo non-root user.</text:span></text:p>
        </text:list-item>
      </text:list>
      <text:p text:style-name="P13">Once you have this ready, log in to your server as your non-root user to begin.</text:p>
      <text:h text:style-name="P1" text:outline-level="2"><text:bookmark text:name="step-1-—-general-hardening"/>Step 1 — General Hardening</text:h>
      <text:p text:style-name="P13">In this first step, you will implement some initial hardening configurations to improve the overall security of your SSH server.</text:p>
      <text:p text:style-name="P11"><text:span text:style-name="T1">The exact hardening configuration that is most suitable for your own server depends heavily on your own </text:span><text:a xlink:type="simple" xlink:href="https://owasp.org/www-community/Application_Threat_Modeling" text:style-name="Internet_20_link" text:visited-style-name="Visited_20_Internet_20_Link"><text:span text:style-name="T5">threat model and risk threshold</text:span></text:a><text:span text:style-name="T1">. However, the configuration you’ll use in this step is a general secure configuration that will suit the majority of servers.</text:span></text:p>
      <text:p text:style-name="P12"><text:soft-page-break/><text:span text:style-name="T1">Many of the hardening configurations for OpenSSH you implement using the standard OpenSSH server configuration file, which is located at </text:span><text:span text:style-name="Source_20_Text"><text:span text:style-name="T6">/etc/ssh/sshd_config</text:span></text:span><text:span text:style-name="T1">. Before continuing with this tutorial, it is recommended to take a backup of your existing configuration file, so that you can restore it in the unlikely event that something goes wrong.</text:span></text:p>
      <text:p text:style-name="P13">Take a backup of the file using the following command:</text:p>
      <text:p text:style-name="P3"><text:span text:style-name="Source_20_Text"><text:span text:style-name="T11">sudo</text:span></text:span><text:span text:style-name="Source_20_Text"><text:span text:style-name="T7"> </text:span></text:span><text:span text:style-name="Source_20_Text"><text:span text:style-name="T11">cp</text:span></text:span><text:span text:style-name="Source_20_Text"><text:span text:style-name="T7"> /etc/ssh/sshd_config /etc/ssh/sshd_config.bak</text:span></text:span></text:p>
      <text:p text:style-name="P9"> </text:p>
      <text:p text:style-name="P12"><text:span text:style-name="T1">This will save a backup copy of the file to </text:span><text:span text:style-name="Source_20_Text"><text:span text:style-name="T6">/etc/ssh/sshd_config.bak</text:span></text:span><text:span text:style-name="T1">.</text:span></text:p>
      <text:p text:style-name="P13">Before editing your configuration file, you can review the options that are currently set. To do this, run the following command:</text:p>
      <text:p text:style-name="P3"><text:span text:style-name="Source_20_Text"><text:span text:style-name="T11">sudo</text:span></text:span><text:span text:style-name="Source_20_Text"><text:span text:style-name="T7"> sshd -T</text:span></text:span></text:p>
      <text:p text:style-name="P9"> </text:p>
      <text:p text:style-name="P13">This will run OpenSSH server in extended test mode, which will validate the full configuration file and print out the effective configuration values.</text:p>
      <text:p text:style-name="P13">You can now open the configuration file using your favorite text editor to begin implementing the initial hardening measures:</text:p>
      <text:p text:style-name="P3"><text:span text:style-name="Source_20_Text"><text:span text:style-name="T11">sudo</text:span></text:span><text:span text:style-name="Source_20_Text"><text:span text:style-name="T7"> </text:span></text:span><text:span text:style-name="Source_20_Text"><text:span text:style-name="T11">nano</text:span></text:span><text:span text:style-name="Source_20_Text"><text:span text:style-name="T7"> /etc/ssh/sshd_config</text:span></text:span></text:p>
      <text:p text:style-name="P9"> </text:p>
      <text:p text:style-name="P14"><text:span text:style-name="Strong_20_Emphasis"><text:span text:style-name="T12">Note:</text:span></text:span><text:span text:style-name="T13"> The OpenSSH server configuration file includes many default options and configurations. Depending on your existing server configuration, some of the recommended hardening options may already have been set.</text:span></text:p>
      <text:p text:style-name="P12"><text:span text:style-name="T1">When editing your configuration file, some options may be commented out by default using a single hash character (</text:span><text:span text:style-name="Source_20_Text"><text:span text:style-name="T6">#</text:span></text:span><text:span text:style-name="T1">) at the start of the line. In order to edit these options, or have the commented option be recognized, you’ll need to uncomment them by removing the hash.</text:span></text:p>
      <text:p text:style-name="P11"><text:span text:style-name="T1">Firstly, disable logging in via SSH as the </text:span><text:span text:style-name="Strong_20_Emphasis"><text:span text:style-name="T3">root</text:span></text:span><text:span text:style-name="T1"> user by setting the following option:</text:span></text:p>
      <text:p text:style-name="P10">sshd_config</text:p>
      <text:p text:style-name="P4"><text:span text:style-name="Source_20_Text"><text:span text:style-name="T7">PermitRootLogin no</text:span></text:span></text:p>
      <text:p text:style-name="P9"><text:soft-page-break/> </text:p>
      <text:p text:style-name="P12"><text:span text:style-name="T1">This is massively beneficial, as it will prevent a potential attacker from logging in directly as root. It also encourages good operational security practices, such as operating as a non-privileged user and using </text:span><text:span text:style-name="Source_20_Text"><text:span text:style-name="T6">sudo</text:span></text:span><text:span text:style-name="T1"> to escalate privileges only when absolutely needed.</text:span></text:p>
      <text:p text:style-name="P13">Next, you can limit the maximum number of authentication attempts for a particular login session by configuring the following:</text:p>
      <text:p text:style-name="P10">sshd_config</text:p>
      <text:p text:style-name="P4"><text:span text:style-name="Source_20_Text"><text:span text:style-name="T7">MaxAuthTries </text:span></text:span><text:span text:style-name="Source_20_Text"><text:span text:style-name="T14">3</text:span></text:span></text:p>
      <text:p text:style-name="P9"> </text:p>
      <text:p text:style-name="P12"><text:span text:style-name="T1">A standard value of </text:span><text:span text:style-name="Source_20_Text"><text:span text:style-name="T6">3</text:span></text:span><text:span text:style-name="T1"> is acceptable for most setups, but you may wish to set this higher or lower depending on your own risk threshold.</text:span></text:p>
      <text:p text:style-name="P13">If required, you can also set a reduced login grace period, which is the amount of time a user has to complete authentication after initially connecting to your SSH server:</text:p>
      <text:p text:style-name="P10">sshd_config</text:p>
      <text:p text:style-name="P3"><text:span text:style-name="Source_20_Text"><text:span text:style-name="T7">LoginGraceTime </text:span></text:span><text:span text:style-name="Source_20_Text"><text:span text:style-name="T14">20</text:span></text:span></text:p>
      <text:p text:style-name="P9"> </text:p>
      <text:p text:style-name="P13">The configuration file specifies this value in seconds.</text:p>
      <text:p text:style-name="P11"><text:span text:style-name="T1">Setting this to a lower value helps to prevent certain </text:span><text:a xlink:type="simple" xlink:href="https://www.cloudflare.com/learning/ddos/glossary/denial-of-service/" text:style-name="Internet_20_link" text:visited-style-name="Visited_20_Internet_20_Link"><text:span text:style-name="T5">denial-of-service attacks</text:span></text:a><text:span text:style-name="T1"> where multiple authentication sessions are kept open for a prolonged period of time.</text:span></text:p>
      <text:p text:style-name="P13">If you have configured SSH keys for authentication, rather than using passwords, disable SSH password authentication to prevent leaked user passwords from allowing an attacker to log in:</text:p>
      <text:p text:style-name="P10">sshd_config</text:p>
      <text:p text:style-name="P4"><text:span text:style-name="Source_20_Text"><text:span text:style-name="T7">PasswordAuthentication no</text:span></text:span></text:p>
      <text:p text:style-name="P9"> </text:p>
      <text:p text:style-name="P13"><text:soft-page-break/>As a further hardening measure related to passwords, you may also wish to disable authentication with empty passwords. This will prevent logins if a user’s password is set to a blank or empty value:</text:p>
      <text:p text:style-name="P10">sshd_config</text:p>
      <text:p text:style-name="P4"><text:span text:style-name="Source_20_Text"><text:span text:style-name="T7">PermitEmptyPasswords no</text:span></text:span></text:p>
      <text:p text:style-name="P9"> </text:p>
      <text:p text:style-name="P13">In the majority of use cases, SSH will be configured with public key authentication as the only in-use authentication method. However, OpenSSH server also supports many other authentication methods, some of which are enabled by default. If these are not required, you can disable them to further reduce the attack surface of your SSH server:</text:p>
      <text:p text:style-name="P10">sshd_config</text:p>
      <text:p text:style-name="P4"><text:span text:style-name="Source_20_Text"><text:span text:style-name="T7">ChallengeResponseAuthentication no</text:span></text:span></text:p>
      <text:p text:style-name="P4"><text:span text:style-name="Source_20_Text"><text:span text:style-name="T7">KerberosAuthentication no</text:span></text:span></text:p>
      <text:p text:style-name="P4"><text:span text:style-name="Source_20_Text"><text:span text:style-name="T7">GSSAPIAuthentication no</text:span></text:span></text:p>
      <text:p text:style-name="P9"> </text:p>
      <text:p text:style-name="P13">If you’d like to know more about some of the additional authentication methods available within SSH, you may wish to review these resources:</text:p>
      <text:list xml:id="list3117801470" text:style-name="L2">
        <text:list-item>
          <text:p text:style-name="P16"><text:a xlink:type="simple" xlink:href="https://en.wikipedia.org/wiki/Challenge–response_authentication" text:style-name="Internet_20_link" text:visited-style-name="Visited_20_Internet_20_Link"><text:span text:style-name="T5">Challenge Response Authentication</text:span></text:a></text:p>
        </text:list-item>
        <text:list-item>
          <text:p text:style-name="P16"><text:a xlink:type="simple" xlink:href="https://docstore.mik.ua/orelly/networking_2ndEd/ssh/ch11_04.htm" text:style-name="Internet_20_link" text:visited-style-name="Visited_20_Internet_20_Link"><text:span text:style-name="T5">Kerberos Authentication</text:span></text:a></text:p>
        </text:list-item>
        <text:list-item>
          <text:p text:style-name="P16"><text:a xlink:type="simple" xlink:href="https://www.ssh.com/manuals/clientserver-product/52/Secureshell-gssapiuserauthentication.html" text:style-name="Internet_20_link" text:visited-style-name="Visited_20_Internet_20_Link"><text:span text:style-name="T5">GSSAPI Authentication</text:span></text:a></text:p>
        </text:list-item>
      </text:list>
      <text:p text:style-name="P13">X11 forwarding allows for the display of remote graphical applications over an SSH connection, but this is rarely used in practice. It is recommended to disable it if it isn’t needed on your server:</text:p>
      <text:p text:style-name="P10">sshd_config</text:p>
      <text:p text:style-name="P4"><text:span text:style-name="Source_20_Text"><text:span text:style-name="T7">X11Forwarding no</text:span></text:span></text:p>
      <text:p text:style-name="P9"> </text:p>
      <text:p text:style-name="P12"><text:span text:style-name="T1">OpenSSH server allows connecting clients to pass custom environment variables, that is, to set a </text:span><text:span text:style-name="Source_20_Text"><text:span text:style-name="T6">$PATH</text:span></text:span><text:span text:style-name="T1"> or to configure terminal settings. However, like X11 forwarding, these are not commonly used, so can be disabled in most cases:</text:span></text:p>
      <text:p text:style-name="P10">sshd_config</text:p>
      <text:p text:style-name="P4"><text:soft-page-break/><text:span text:style-name="Source_20_Text"><text:span text:style-name="T7">PermitUserEnvironment no</text:span></text:span></text:p>
      <text:p text:style-name="P9"> </text:p>
      <text:p text:style-name="P12"><text:span text:style-name="T1">If you decide to configure this option, you should also make sure to comment out any references to </text:span><text:span text:style-name="Source_20_Text"><text:span text:style-name="T6">AcceptEnv</text:span></text:span><text:span text:style-name="T1"> by adding a hash (</text:span><text:span text:style-name="Source_20_Text"><text:span text:style-name="T6">#</text:span></text:span><text:span text:style-name="T1">) to the beginning of the line.</text:span></text:p>
      <text:p text:style-name="P13">Next, you can disable several miscellaneous options related to tunneling and forwarding if you won’t be using these on your server:</text:p>
      <text:p text:style-name="P10">sshd_config</text:p>
      <text:p text:style-name="P4"><text:span text:style-name="Source_20_Text"><text:span text:style-name="T7">AllowAgentForwarding no</text:span></text:span></text:p>
      <text:p text:style-name="P4"><text:span text:style-name="Source_20_Text"><text:span text:style-name="T7">AllowTcpForwarding no</text:span></text:span></text:p>
      <text:p text:style-name="P4"><text:span text:style-name="Source_20_Text"><text:span text:style-name="T7">PermitTunnel no</text:span></text:span></text:p>
      <text:p text:style-name="P9"> </text:p>
      <text:p text:style-name="P13">Finally, you can disable the verbose SSH banner that is enabled by default, as it shows various information about your system, such as the operating system version:</text:p>
      <text:p text:style-name="P10">sshd_config</text:p>
      <text:p text:style-name="P4"><text:span text:style-name="Source_20_Text"><text:span text:style-name="T7">DebianBanner no</text:span></text:span></text:p>
      <text:p text:style-name="P9"> </text:p>
      <text:p text:style-name="P13">Note that this option most likely won’t already be present in the configuration file, so you may need to add it manually. Save and exit the file once you’re done.</text:p>
      <text:p text:style-name="P12"><text:span text:style-name="T1">Now validate the syntax of your new configuration by running </text:span><text:span text:style-name="Source_20_Text"><text:span text:style-name="T6">sshd</text:span></text:span><text:span text:style-name="T1"> in test mode:</text:span></text:p>
      <text:p text:style-name="P3"><text:span text:style-name="Source_20_Text"><text:span text:style-name="T11">sudo</text:span></text:span><text:span text:style-name="Source_20_Text"><text:span text:style-name="T7"> sshd -t</text:span></text:span></text:p>
      <text:p text:style-name="P9"> </text:p>
      <text:p text:style-name="P13">If your configuration file has a valid syntax, there will be no output. In the event of a syntax error, there will be an output describing the issue.</text:p>
      <text:p text:style-name="P12"><text:span text:style-name="T1">Once you’re satisfied with your configuration file, you can reload </text:span><text:span text:style-name="Source_20_Text"><text:span text:style-name="T6">sshd</text:span></text:span><text:span text:style-name="T1"> to apply the new settings:</text:span></text:p>
      <text:p text:style-name="P3"><text:span text:style-name="Source_20_Text"><text:span text:style-name="T11">sudo</text:span></text:span><text:span text:style-name="Source_20_Text"><text:span text:style-name="T7"> </text:span></text:span><text:span text:style-name="Source_20_Text"><text:span text:style-name="T11">service</text:span></text:span><text:span text:style-name="Source_20_Text"><text:span text:style-name="T7"> sshd reload</text:span></text:span></text:p>
      <text:p text:style-name="P9"> </text:p>
      <text:p text:style-name="P13"><text:soft-page-break/>In this step, you completed some general hardening of your OpenSSH server configuration file. Next, you’ll implement an IP address allowlist to further restrict who can log in to your server.</text:p>
      <text:h text:style-name="P1" text:outline-level="2"><text:bookmark text:name="step-2-—-implementing-an-ip-address-allowlist"/>Step 2 — Implementing an IP Address Allowlist</text:h>
      <text:p text:style-name="P13">You can use IP address allowlists to limit the users who are authorized to log in to your server on a per-IP address basis. In this step, you will configure an IP allowlist for your OpenSSH server.</text:p>
      <text:p text:style-name="P11"><text:span text:style-name="T1">In many cases, you will only be logging on to your server from a small number of known, trusted IP addresses. For example, your home internet connection, a corporate VPN appliance, or a static </text:span><text:a xlink:type="simple" xlink:href="https://en.wikipedia.org/wiki/Jump_server" text:style-name="Internet_20_link" text:visited-style-name="Visited_20_Internet_20_Link"><text:span text:style-name="T5">jump box</text:span></text:a><text:span text:style-name="T1"> or </text:span><text:a xlink:type="simple" xlink:href="https://en.wikipedia.org/wiki/Bastion_host" text:style-name="Internet_20_link" text:visited-style-name="Visited_20_Internet_20_Link"><text:span text:style-name="T5">bastion host</text:span></text:a><text:span text:style-name="T1"> in a data center.</text:span></text:p>
      <text:p text:style-name="P13">By implementing an IP address allowlist, you can ensure that people will only be able to log in from one of the pre-approved IP addresses, greatly reducing the risk of a breach in the event that your private keys and/or passwords are leaked.</text:p>
      <text:p text:style-name="P14"><text:span text:style-name="Strong_20_Emphasis"><text:span text:style-name="T12">Note:</text:span></text:span><text:span text:style-name="T13"> Please take care in identifying the correct IP addresses to add to your allowlist, and ensure that these are not floating or dynamic addresses that may regularly change, for example as is often seen with consumer internet service providers.</text:span></text:p>
      <text:p text:style-name="P12"><text:span text:style-name="T1">You can identify the IP address that you’re currently connecting to your server with by using the </text:span><text:span text:style-name="Source_20_Text"><text:span text:style-name="T6">w</text:span></text:span><text:span text:style-name="T1"> command:</text:span></text:p>
      <text:p text:style-name="P3"><text:span text:style-name="Source_20_Text"><text:span text:style-name="T7">w</text:span></text:span></text:p>
      <text:p text:style-name="P9"> </text:p>
      <text:p text:style-name="P13">This will output something similar to the following:</text:p>
      <text:p text:style-name="P6"><text:span text:style-name="Source_20_Text"><text:span text:style-name="T8">Output</text:span></text:span></text:p>
      <text:p text:style-name="P7"><text:span text:style-name="Source_20_Text"><text:span text:style-name="T10"><text:s/></text:span></text:span><text:span text:style-name="Source_20_Text"><text:span text:style-name="T8">14:11:48 up 2 days, 12:25, <text:s/>1 user, <text:s/>load average: 0.00, 0.00, 0.00</text:span></text:span></text:p>
      <text:p text:style-name="P7"><text:span text:style-name="Source_20_Text"><text:span text:style-name="T10"><text:s text:c="9"/></text:span></text:span><text:span text:style-name="Source_20_Text"><text:span text:style-name="T8">USER <text:s text:c="4"/>TTY <text:s text:c="5"/>FROM <text:s text:c="12"/>LOGIN@ <text:s text:c="2"/>IDLE <text:s text:c="2"/>JCPU <text:s text:c="2"/>PCPU WHAT</text:span></text:span></text:p>
      <text:p text:style-name="P5"><text:soft-page-break/><text:span text:style-name="Source_20_Text"><text:span text:style-name="T8">your_username <text:s text:c="4"/>pts/0 <text:s text:c="3"/>203.0.113.1 <text:s text:c="4"/>12:24 <text:s text:c="3"/>1.00s <text:s/>0.20s <text:s/>0.00s w</text:span></text:span></text:p>
      <text:p text:style-name="P24"><text:span text:style-name="T1">Locate your user account in the list and take a note of the connecting IP address. Here we use the example IP of </text:span><text:span text:style-name="Source_20_Text"><text:span text:style-name="T6">203.0.113.1</text:span></text:span></text:p>
      <text:p text:style-name="P13">In order to begin implementing your IP address allowlist, open the OpenSSH server configuration file in your favorite text editor:</text:p>
      <text:p text:style-name="P3"><text:span text:style-name="Source_20_Text"><text:span text:style-name="T11">sudo</text:span></text:span><text:span text:style-name="Source_20_Text"><text:span text:style-name="T7"> </text:span></text:span><text:span text:style-name="Source_20_Text"><text:span text:style-name="T11">nano</text:span></text:span><text:span text:style-name="Source_20_Text"><text:span text:style-name="T7"> /etc/ssh/sshd_config</text:span></text:span></text:p>
      <text:p text:style-name="P9"> </text:p>
      <text:p text:style-name="P12"><text:span text:style-name="T1">You can implement IP address allowlists using the </text:span><text:span text:style-name="Source_20_Text"><text:span text:style-name="T6">AllowUsers</text:span></text:span><text:span text:style-name="T1"> configuration directive, which restricts user authentications based on username and/or IP address.</text:span></text:p>
      <text:p text:style-name="P13">Your own system setup and requirements will determine which specific configuration is the most appropriate. The following examples will help you to identify the most suitable one:</text:p>
      <text:list xml:id="list3662479692" text:style-name="L3">
        <text:list-item>
          <text:p text:style-name="P18">Restrict all users to a specific IP address:</text:p>
        </text:list-item>
      </text:list>
      <text:p text:style-name="P5"><text:span text:style-name="Source_20_Text"><text:span text:style-name="T8">AllowUsers *@203.0.113.1</text:span></text:span></text:p>
      <text:list xml:id="list4152210961" text:style-name="L4">
        <text:list-item>
          <text:p text:style-name="P17"><text:span text:style-name="T1">Restrict all users to a specific IP address range using </text:span><text:a xlink:type="simple" xlink:href="https://en.wikipedia.org/wiki/Classless_Inter-Domain_Routing" text:style-name="Internet_20_link" text:visited-style-name="Visited_20_Internet_20_Link"><text:span text:style-name="T5">Classless Inter-Domain Routing (CIDR) notation</text:span></text:a><text:span text:style-name="T1">:</text:span></text:p>
        </text:list-item>
      </text:list>
      <text:p text:style-name="P5"><text:span text:style-name="Source_20_Text"><text:span text:style-name="T8">AllowUsers *@203.0.113.0/24</text:span></text:span></text:p>
      <text:list xml:id="list2906879146" text:style-name="L5">
        <text:list-item>
          <text:p text:style-name="P19">Restrict all users to a specific IP address range (using wildcards):</text:p>
        </text:list-item>
      </text:list>
      <text:p text:style-name="P5"><text:span text:style-name="Source_20_Text"><text:span text:style-name="T8">AllowUsers *@203.0.113.*</text:span></text:span></text:p>
      <text:list xml:id="list754060719" text:style-name="L6">
        <text:list-item>
          <text:p text:style-name="P20">Restrict all users to multiple specific IP addresses and ranges:</text:p>
        </text:list-item>
      </text:list>
      <text:p text:style-name="P5"><text:span text:style-name="Source_20_Text"><text:span text:style-name="T8">AllowUsers *@203.0.113.1 *@203.0.113.2 *@192.0.2.0/24 *@172.16.*.1</text:span></text:span></text:p>
      <text:list xml:id="list2939046893" text:style-name="L7">
        <text:list-item>
          <text:p text:style-name="P21">Disallow all users except for named users from specific IP addresses:</text:p>
        </text:list-item>
      </text:list>
      <text:p text:style-name="P5"><text:span text:style-name="Source_20_Text"><text:span text:style-name="T8">AllowUsers sammy@203.0.113.1 alex@203.0.113.2</text:span></text:span></text:p>
      <text:list xml:id="list2248639915" text:style-name="L8">
        <text:list-item>
          <text:p text:style-name="P22">Restrict a specific user to a specific IP address, while continuing to allow all other users to log in without restrictions:</text:p>
        </text:list-item>
      </text:list>
      <text:p text:style-name="P5"><text:span text:style-name="Source_20_Text"><text:span text:style-name="T8">Match User ashley</text:span></text:span></text:p>
      <text:p text:style-name="P5"><text:span text:style-name="Source_20_Text"><text:span text:style-name="T10"><text:s text:c="2"/></text:span></text:span><text:span text:style-name="Source_20_Text"><text:span text:style-name="T8">AllowUsers ashley@203.0.113.1</text:span></text:span></text:p>
      <text:p text:style-name="P12"><text:span text:style-name="Strong_20_Emphasis"><text:span text:style-name="T4">Warning:</text:span></text:span><text:span text:style-name="T2"> Within an OpenSSH configuration file, all configurations under a </text:span><text:span text:style-name="Source_20_Text"><text:span text:style-name="T9">Match</text:span></text:span><text:span text:style-name="T2"> block will only apply to connections that match the criteria, regardless of indentation or line breaks. This means that you must be careful and ensure that configurations intended to apply globally are not accidentally put within a </text:span><text:span text:style-name="Source_20_Text"><text:span text:style-name="T9">Match</text:span></text:span><text:span text:style-name="T2"> block. It is recommended to put all </text:span><text:span text:style-name="Source_20_Text"><text:span text:style-name="T9">Match</text:span></text:span><text:span text:style-name="T2"> blocks at the bottom/end of your configuration file to help avoid this.</text:span></text:p>
      <text:p text:style-name="P13">Once you have finalized your configuration, add it to the bottom of your OpenSSH server configuration file:</text:p>
      <text:p text:style-name="P10"><text:soft-page-break/>sshd_config</text:p>
      <text:p text:style-name="P4"><text:span text:style-name="Source_20_Text"><text:span text:style-name="T7">AllowUsers *@203.0.113.1</text:span></text:span></text:p>
      <text:p text:style-name="P9"> </text:p>
      <text:p text:style-name="P13">Save and close the file, and then proceed to test your configuration syntax:</text:p>
      <text:p text:style-name="P3"><text:span text:style-name="Source_20_Text"><text:span text:style-name="T11">sudo</text:span></text:span><text:span text:style-name="Source_20_Text"><text:span text:style-name="T7"> sshd -t</text:span></text:span></text:p>
      <text:p text:style-name="P9"> </text:p>
      <text:p text:style-name="P13">If no errors are reported, you can reload OpenSSH server to apply your configuration:</text:p>
      <text:p text:style-name="P3"><text:span text:style-name="Source_20_Text"><text:span text:style-name="T11">sudo</text:span></text:span><text:span text:style-name="Source_20_Text"><text:span text:style-name="T7"> </text:span></text:span><text:span text:style-name="Source_20_Text"><text:span text:style-name="T11">service</text:span></text:span><text:span text:style-name="Source_20_Text"><text:span text:style-name="T7"> sshd reload</text:span></text:span></text:p>
      <text:p text:style-name="P9"> </text:p>
      <text:p text:style-name="P13">In this step, you implemented an IP address allowlist on your OpenSSH server. Next, you will restrict the shell of a user to limit the commands that they are allowed to use.</text:p>
      <text:h text:style-name="P1" text:outline-level="2"><text:bookmark text:name="step-3-—-restricting-the-shell-of-a-user"/>Step 3 — Restricting the Shell of a User</text:h>
      <text:p text:style-name="P13">In this step, you’ll look at the various options for restricting the shell of an SSH user.</text:p>
      <text:p text:style-name="P13">In addition to providing remote shell access, SSH is also great for transferring files and other data, for example, via SFTP. However, you may not always want to grant full shell access to users when they only need to be able to carry out file transfers.</text:p>
      <text:p text:style-name="P13">There are multiple configurations within OpenSSH server that you can use to restrict the shell environment of particular users. For instance, in this tutorial, we will use these to create SFTP-only users.</text:p>
      <text:p text:style-name="P12"><text:span text:style-name="T1">Firstly, you can use the </text:span><text:span text:style-name="Source_20_Text"><text:span text:style-name="T6">/usr/sbin/nologin</text:span></text:span><text:span text:style-name="T1"> shell to disable interactive logins for certain user accounts, while still allowing non-interactive sessions to function, like file transfers, tunneling, and so on.</text:span></text:p>
      <text:p text:style-name="P12"><text:span text:style-name="T1">To create a new user with the </text:span><text:span text:style-name="Source_20_Text"><text:span text:style-name="T6">nologin</text:span></text:span><text:span text:style-name="T1"> shell, use the following command:</text:span></text:p>
      <text:p text:style-name="P4"><text:soft-page-break/><text:span text:style-name="Source_20_Text"><text:span text:style-name="T11">sudo</text:span></text:span><text:span text:style-name="Source_20_Text"><text:span text:style-name="T7"> adduser --shell /usr/sbin/nologin alex</text:span></text:span></text:p>
      <text:p text:style-name="P9"> </text:p>
      <text:p text:style-name="P12"><text:span text:style-name="T1">Alternatively, you can change the shell of an existing user to be </text:span><text:span text:style-name="Source_20_Text"><text:span text:style-name="T6">nologin</text:span></text:span><text:span text:style-name="T1">:</text:span></text:p>
      <text:p text:style-name="P4"><text:span text:style-name="Source_20_Text"><text:span text:style-name="T11">sudo</text:span></text:span><text:span text:style-name="Source_20_Text"><text:span text:style-name="T7"> </text:span></text:span><text:span text:style-name="Source_20_Text"><text:span text:style-name="T11">usermod</text:span></text:span><text:span text:style-name="Source_20_Text"><text:span text:style-name="T7"> --shell /usr/sbin/nologin sammy</text:span></text:span></text:p>
      <text:p text:style-name="P9"> </text:p>
      <text:p text:style-name="P13">If you then attempt to interactively log in as one of these users, the request will be rejected:</text:p>
      <text:p text:style-name="P4"><text:span text:style-name="Source_20_Text"><text:span text:style-name="T11">sudo</text:span></text:span><text:span text:style-name="Source_20_Text"><text:span text:style-name="T7"> </text:span></text:span><text:span text:style-name="Source_20_Text"><text:span text:style-name="T11">su</text:span></text:span><text:span text:style-name="Source_20_Text"><text:span text:style-name="T7"> alex</text:span></text:span></text:p>
      <text:p text:style-name="P9"> </text:p>
      <text:p text:style-name="P13">This will output something similar to the following message:</text:p>
      <text:p text:style-name="P6"><text:span text:style-name="Source_20_Text"><text:span text:style-name="T8">Output</text:span></text:span></text:p>
      <text:p text:style-name="P7"><text:span text:style-name="Source_20_Text"><text:span text:style-name="T8">This account is currently not available.</text:span></text:span></text:p>
      <text:p text:style-name="P13">Despite the rejection message on interactive logins, other actions such as file transfers will still be allowed.</text:p>
      <text:p text:style-name="P12"><text:span text:style-name="T1">Next, you should combine your usage of the </text:span><text:span text:style-name="Source_20_Text"><text:span text:style-name="T6">nologin</text:span></text:span><text:span text:style-name="T1"> shell with some additional configuration options to further restrict the relevant user accounts.</text:span></text:p>
      <text:p text:style-name="P13">Begin by opening the OpenSSH server configuration file in your favorite text editor again:</text:p>
      <text:p text:style-name="P3"><text:span text:style-name="Source_20_Text"><text:span text:style-name="T11">sudo</text:span></text:span><text:span text:style-name="Source_20_Text"><text:span text:style-name="T7"> </text:span></text:span><text:span text:style-name="Source_20_Text"><text:span text:style-name="T11">nano</text:span></text:span><text:span text:style-name="Source_20_Text"><text:span text:style-name="T7"> /etc/ssh/sshd_config</text:span></text:span></text:p>
      <text:p text:style-name="P9"> </text:p>
      <text:p text:style-name="P12"><text:span text:style-name="T1">There are two configuration options that you can implement together to create a tightly restricted SFTP-only user account: </text:span><text:span text:style-name="Source_20_Text"><text:span text:style-name="T6">ForceCommand internal-sftp</text:span></text:span><text:span text:style-name="T1"> and </text:span><text:span text:style-name="Source_20_Text"><text:span text:style-name="T6">ChrootDirectory</text:span></text:span><text:span text:style-name="T1">.</text:span></text:p>
      <text:p text:style-name="P12"><text:span text:style-name="T1">The </text:span><text:span text:style-name="Source_20_Text"><text:span text:style-name="T6">ForceCommand</text:span></text:span><text:span text:style-name="T1"> option within OpenSSH server forces a user to execute a specific command upon login. This can be useful for certain machine-to-machine communications, or to forcefully launch a particular program.</text:span></text:p>
      <text:p text:style-name="P12"><text:span text:style-name="T1">However, in this case, the </text:span><text:span text:style-name="Source_20_Text"><text:span text:style-name="T6">internal-sftp</text:span></text:span><text:span text:style-name="T1"> command is particularly useful. This is a special function of OpenSSH server that launches a basic in-place SFTP daemon that doesn’t require any supporting system files or configuration.</text:span></text:p>
      <text:p text:style-name="P12"><text:soft-page-break/><text:span text:style-name="T1">This should ideally be combined with the </text:span><text:span text:style-name="Source_20_Text"><text:span text:style-name="T6">ChrootDirectory</text:span></text:span><text:span text:style-name="T1"> option, which will override/change the perceived root directory for a particular user, essentially restricting them to a specific directory on the system.</text:span></text:p>
      <text:p text:style-name="P13">Add the following configuration section to your OpenSSH server configuration file for this:</text:p>
      <text:p text:style-name="P10">sshd_config</text:p>
      <text:p text:style-name="P4"><text:span text:style-name="Source_20_Text"><text:span text:style-name="T7">Match User alex</text:span></text:span></text:p>
      <text:p text:style-name="P8"><text:span text:style-name="Source_20_Text"><text:span text:style-name="T10"><text:s text:c="2"/></text:span></text:span><text:span text:style-name="Source_20_Text"><text:span text:style-name="T7">ForceCommand internal-sftp</text:span></text:span></text:p>
      <text:p text:style-name="P4"><text:span text:style-name="Source_20_Text"><text:span text:style-name="T10"><text:s text:c="2"/></text:span></text:span><text:span text:style-name="Source_20_Text"><text:span text:style-name="T7">ChrootDirectory /home/alex/</text:span></text:span></text:p>
      <text:p text:style-name="P9"> </text:p>
      <text:p text:style-name="P12"><text:span text:style-name="Strong_20_Emphasis"><text:span text:style-name="T4">Warning:</text:span></text:span><text:span text:style-name="T2"> As noted in Step 2, within an OpenSSH configuration file, all configurations under a </text:span><text:span text:style-name="Source_20_Text"><text:span text:style-name="T9">Match</text:span></text:span><text:span text:style-name="T2"> block will only apply to connections that match the criteria, regardless of indentation or line breaks. This means that you must be careful and ensure that configurations intended to apply globally are not accidentally put within a </text:span><text:span text:style-name="Source_20_Text"><text:span text:style-name="T9">Match</text:span></text:span><text:span text:style-name="T2"> block. It is recommended to put all </text:span><text:span text:style-name="Source_20_Text"><text:span text:style-name="T9">Match</text:span></text:span><text:span text:style-name="T2"> blocks at the bottom/end of your configuration file to help avoid this.</text:span></text:p>
      <text:p text:style-name="P13">Save and close your configuration file, and then test your configuration again:</text:p>
      <text:p text:style-name="P3"><text:span text:style-name="Source_20_Text"><text:span text:style-name="T11">sudo</text:span></text:span><text:span text:style-name="Source_20_Text"><text:span text:style-name="T7"> sshd -t</text:span></text:span></text:p>
      <text:p text:style-name="P9"> </text:p>
      <text:p text:style-name="P13">If there are no errors, you can then apply your configuration:</text:p>
      <text:p text:style-name="P3"><text:span text:style-name="Source_20_Text"><text:span text:style-name="T11">sudo</text:span></text:span><text:span text:style-name="Source_20_Text"><text:span text:style-name="T7"> </text:span></text:span><text:span text:style-name="Source_20_Text"><text:span text:style-name="T11">service</text:span></text:span><text:span text:style-name="Source_20_Text"><text:span text:style-name="T7"> sshd reload</text:span></text:span></text:p>
      <text:p text:style-name="P9"> </text:p>
      <text:p text:style-name="P24"><text:span text:style-name="T1">This has created a robust configuration for the </text:span><text:span text:style-name="Source_20_Text"><text:span text:style-name="T6">alex</text:span></text:span><text:span text:style-name="T1"> user, where interactive logins are disabled, and all SFTP activity is restricted to the home directory of the user. From the perspective of the user, the root of the system, that is, </text:span><text:span text:style-name="Source_20_Text"><text:span text:style-name="T6">/</text:span></text:span><text:span text:style-name="T1">, is their home directory, and they will not be able to traverse up the file system to access other areas.</text:span></text:p>
      <text:p text:style-name="P12"><text:span text:style-name="T1">You’ve implemented the </text:span><text:span text:style-name="Source_20_Text"><text:span text:style-name="T6">nologin</text:span></text:span><text:span text:style-name="T1"> shell for a user and then created a configuration to restrict SFTP access to a specific directory.</text:span></text:p>
      <text:h text:style-name="P1" text:outline-level="2"><text:bookmark text:name="step-4-—-advanced-hardening"/>Step 4 — Advanced Hardening</text:h>
      <text:p text:style-name="P13">In this final step, you will implement various additional hardening measures to make access to your SSH server as secure as possible.</text:p>
      <text:p text:style-name="P12"><text:soft-page-break/><text:span text:style-name="T1">A lesser-known feature of OpenSSH server is the ability to impose restrictions on a per-key basis, that is restrictions that apply only to specific public keys present in the </text:span><text:span text:style-name="Source_20_Text"><text:span text:style-name="T6">.ssh/authorized_keys</text:span></text:span><text:span text:style-name="T1"> file. This is particularly useful to control access for machine-to-machine sessions, as well as providing the ability for non-sudo users to control the restrictions for their own user account.</text:span></text:p>
      <text:p text:style-name="P11"><text:span text:style-name="T1">You can apply most of these restrictions at the system or user level too, however it is still advantageous to implement them at the key-level as well, to provide </text:span><text:a xlink:type="simple" xlink:href="https://en.wikipedia.org/wiki/Defense_in_depth_(computing)" text:style-name="Internet_20_link" text:visited-style-name="Visited_20_Internet_20_Link"><text:span text:style-name="T5">defence-in-depth</text:span></text:a><text:span text:style-name="T1"> and an additional failsafe in the event of accidental system-wide configuration errors.</text:span></text:p>
      <text:p text:style-name="P14"><text:span text:style-name="Strong_20_Emphasis"><text:span text:style-name="T12">Note:</text:span></text:span><text:span text:style-name="T13"> You can only implement these additional security configurations if you’re using SSH public-key authentication. If you’re only using password authentication, or have a more complex setup such as an SSH certificate authority, unfortunately these will not be usable.</text:span></text:p>
      <text:p text:style-name="P12"><text:span text:style-name="T1">Begin by opening your </text:span><text:span text:style-name="Source_20_Text"><text:span text:style-name="T6">.ssh/authorized_keys</text:span></text:span><text:span text:style-name="T1"> file in your favorite text editor:</text:span></text:p>
      <text:p text:style-name="P3"><text:span text:style-name="Source_20_Text"><text:span text:style-name="T11">nano</text:span></text:span><text:span text:style-name="Source_20_Text"><text:span text:style-name="T7"> ~/.ssh/authorized_keys</text:span></text:span></text:p>
      <text:p text:style-name="P9"> </text:p>
      <text:p text:style-name="P12"><text:span text:style-name="Strong_20_Emphasis"><text:span text:style-name="T12">Note:</text:span></text:span><text:span text:style-name="T13"> Since these configurations apply on a per-key basis, you’ll need to edit each individual key within each individual </text:span><text:span text:style-name="Source_20_Text"><text:span text:style-name="T9">authorized_keys</text:span></text:span><text:span text:style-name="T13"> file that you want them to apply to, for all users on your system. Usually you will only need to edit one key/file, but this is worth considering if you have a complex multi-user system.</text:span></text:p>
      <text:p text:style-name="P12"><text:span text:style-name="T1">Once you’ve opened your </text:span><text:span text:style-name="Source_20_Text"><text:span text:style-name="T6">authorized_keys</text:span></text:span><text:span text:style-name="T1"> file, you will see that each line contains an SSH public key, which will most likely begin with something like </text:span><text:span text:style-name="Source_20_Text"><text:span text:style-name="T6">ssh-rsa AAAB...</text:span></text:span><text:span text:style-name="T1">. Additional configuration options can be added to the beginning of the line, and these will only apply to successful authentications against that specific public key.</text:span></text:p>
      <text:p text:style-name="P13">The following restriction options are available:</text:p>
      <text:list xml:id="list1792860596" text:style-name="L9">
        <text:list-item>
          <text:p text:style-name="P23"><text:span text:style-name="Source_20_Text"><text:span text:style-name="T6">no-agent-forwarding</text:span></text:span><text:span text:style-name="T1">: Disable SSH agent forwarding.</text:span></text:p>
        </text:list-item>
        <text:list-item>
          <text:p text:style-name="P23"><text:span text:style-name="Source_20_Text"><text:span text:style-name="T6">no-port-forwarding</text:span></text:span><text:span text:style-name="T1">: Disable SSH port forwarding.</text:span></text:p>
        </text:list-item>
        <text:list-item>
          <text:p text:style-name="P23"><text:span text:style-name="Source_20_Text"><text:span text:style-name="T6">no-pty</text:span></text:span><text:span text:style-name="T1">: Disable the ability to allocate a tty (i.e. start a shell).</text:span></text:p>
        </text:list-item>
        <text:list-item>
          <text:p text:style-name="P23"><text:span text:style-name="Source_20_Text"><text:span text:style-name="T6">no-user-rc</text:span></text:span><text:span text:style-name="T1">: Prevent execution of the </text:span><text:span text:style-name="Source_20_Text"><text:span text:style-name="T6">~/.ssh/rc</text:span></text:span><text:span text:style-name="T1"> file.</text:span></text:p>
        </text:list-item>
        <text:list-item>
          <text:p text:style-name="P23"><text:span text:style-name="Source_20_Text"><text:span text:style-name="T6">no-X11-forwarding</text:span></text:span><text:span text:style-name="T1">: Disable X11 display forwarding.</text:span></text:p>
        </text:list-item>
      </text:list>
      <text:p text:style-name="P13"><text:soft-page-break/>You can apply these to disable specific SSH features for specific keys. For example, to disable agent forwarding and X11 forwarding for a key, you would use the following configuration:</text:p>
      <text:p text:style-name="P10">~/.ssh/authorized_keys</text:p>
      <text:p text:style-name="P3"><text:span text:style-name="Source_20_Text"><text:span text:style-name="T7">no-agent-forwarding,no-X11-forwarding ssh-rsa AAAB</text:span></text:span><text:span text:style-name="Source_20_Text"><text:span text:style-name="T15">..</text:span></text:span><text:span text:style-name="Source_20_Text"><text:span text:style-name="T7">.</text:span></text:span></text:p>
      <text:p text:style-name="P9"> </text:p>
      <text:p text:style-name="P13">By default, these configurations work using an “allow by default, block by exception” methodology; however, it is also possible to use “block by default, allow by exception,” which is generally preferable for ensuring security.</text:p>
      <text:p text:style-name="P12"><text:span text:style-name="T1">You can do this by using the </text:span><text:span text:style-name="Source_20_Text"><text:span text:style-name="T6">restrict</text:span></text:span><text:span text:style-name="T1"> option, which will implicitly deny all SSH features for the specific key, requiring them to be explicitly re-enabled only where absolutely needed. You can re-enable features using the same configuration options described earlier in this tutorial, but without the </text:span><text:span text:style-name="Source_20_Text"><text:span text:style-name="T6">no-</text:span></text:span><text:span text:style-name="T1"> prefix.</text:span></text:p>
      <text:p text:style-name="P13">For example, to disable all SSH features for a particular key, apart from X11 display forwarding, you can use the following configuration:</text:p>
      <text:p text:style-name="P10">~/.ssh/authorized_keys</text:p>
      <text:p text:style-name="P3"><text:span text:style-name="Source_20_Text"><text:span text:style-name="T7">restrict,X11-forwarding ssh-rsa AAAB</text:span></text:span><text:span text:style-name="Source_20_Text"><text:span text:style-name="T15">..</text:span></text:span><text:span text:style-name="Source_20_Text"><text:span text:style-name="T7">.</text:span></text:span></text:p>
      <text:p text:style-name="P9"> </text:p>
      <text:p text:style-name="P12"><text:span text:style-name="T1">You may also wish to consider using the </text:span><text:span text:style-name="Source_20_Text"><text:span text:style-name="T6">command</text:span></text:span><text:span text:style-name="T1"> option, which is very similar to the </text:span><text:span text:style-name="Source_20_Text"><text:span text:style-name="T6">ForceCommand</text:span></text:span><text:span text:style-name="T1"> option described in Step 3. This doesn’t provide a direct benefit if you’re already using </text:span><text:span text:style-name="Source_20_Text"><text:span text:style-name="T6">ForceCommand</text:span></text:span><text:span text:style-name="T1">, but it is good defense-in-depth to have it in place, just in the unlikely event that your main OpenSSH server configuration file is overwritten, edited, and so on.</text:span></text:p>
      <text:p text:style-name="P13">For example, to force users authenticating against a specific key to execute a specific command upon login, you can add the following configuration:</text:p>
      <text:p text:style-name="P10">~/.ssh/authorized_keys</text:p>
      <text:p text:style-name="P3"><text:span text:style-name="Source_20_Text"><text:span text:style-name="T16">command</text:span></text:span><text:span text:style-name="Source_20_Text"><text:span text:style-name="T15">=</text:span></text:span><text:span text:style-name="Source_20_Text"><text:span text:style-name="T16">"top"</text:span></text:span><text:span text:style-name="Source_20_Text"><text:span text:style-name="T7"> ssh-rsa AAAB</text:span></text:span><text:span text:style-name="Source_20_Text"><text:span text:style-name="T15">..</text:span></text:span><text:span text:style-name="Source_20_Text"><text:span text:style-name="T7">.</text:span></text:span></text:p>
      <text:p text:style-name="P9"> </text:p>
      <text:p text:style-name="P12"><text:span text:style-name="Strong_20_Emphasis"><text:span text:style-name="T4">Warning:</text:span></text:span><text:span text:style-name="T2"> The </text:span><text:span text:style-name="Source_20_Text"><text:span text:style-name="T9">command</text:span></text:span><text:span text:style-name="T2"> configuration option acts purely as a defense-in-depth method, and should not be solely relied on to restrict the activities of an SSH user, as there are potentially ways to override or bypass it depending on your </text:span><text:soft-page-break/><text:span text:style-name="T2">environment. Instead, you should use the configuration in tandem with the other controls described in this article.</text:span></text:p>
      <text:p text:style-name="P13">Finally, to best use the per-key restrictions for the SFTP-only user that you created in Step 3, you can use the following configuration:</text:p>
      <text:p text:style-name="P10">~/.ssh/authorized_keys</text:p>
      <text:p text:style-name="P3"><text:span text:style-name="Source_20_Text"><text:span text:style-name="T7">restrict,command</text:span></text:span><text:span text:style-name="Source_20_Text"><text:span text:style-name="T15">=</text:span></text:span><text:span text:style-name="Source_20_Text"><text:span text:style-name="T16">"false"</text:span></text:span><text:span text:style-name="Source_20_Text"><text:span text:style-name="T7"> ssh-rsa AAAB</text:span></text:span><text:span text:style-name="Source_20_Text"><text:span text:style-name="T15">..</text:span></text:span><text:span text:style-name="Source_20_Text"><text:span text:style-name="T7">.</text:span></text:span></text:p>
      <text:p text:style-name="P9"> </text:p>
      <text:p text:style-name="P12"><text:span text:style-name="T1">The </text:span><text:span text:style-name="Source_20_Text"><text:span text:style-name="T6">restrict</text:span></text:span><text:span text:style-name="T1"> option will disable all interactive access, and the </text:span><text:span text:style-name="Source_20_Text"><text:span text:style-name="T6">command="false"</text:span></text:span><text:span text:style-name="T1"> option acts as a second line of defense in the event that the </text:span><text:span text:style-name="Source_20_Text"><text:span text:style-name="T6">ForceCommand</text:span></text:span><text:span text:style-name="T1"> option or </text:span><text:span text:style-name="Source_20_Text"><text:span text:style-name="T6">nologin</text:span></text:span><text:span text:style-name="T1"> shell were to fail.</text:span></text:p>
      <text:p text:style-name="P13">Save and close the file to apply the configuration. This will take effect immediately for all new logins, so you don’t need to reload OpenSSH manually.</text:p>
      <text:p text:style-name="P12"><text:span text:style-name="T1">In this final step, you implemented some additional advanced hardening measures for OpenSSH server by using the custom options within your </text:span><text:span text:style-name="Source_20_Text"><text:span text:style-name="T6">.ssh/authorized_keys</text:span></text:span><text:span text:style-name="T1"> file(s).</text:span></text:p>
      <text:h text:style-name="P1" text:outline-level="2"><text:bookmark text:name="conclusion"/>Conclusion</text:h>
      <text:p text:style-name="P13">In this article, you reviewed your OpenSSH server configuration and implemented various hardening measures to help secure your server.</text:p>
      <text:p text:style-name="P13">This will have reduced the overall attack surface of your server by disabling unused features and locking down the access of specific users.</text:p>
      <text:p text:style-name="P11"><text:span text:style-name="T1">You may wish to review the </text:span><text:a xlink:type="simple" xlink:href="https://linux.die.net/man/8/sshd" text:style-name="Internet_20_link" text:visited-style-name="Visited_20_Internet_20_Link"><text:span text:style-name="T5">manual pages for OpenSSH server</text:span></text:a><text:span text:style-name="T1"> and its associated </text:span><text:a xlink:type="simple" xlink:href="https://linux.die.net/man/5/sshd_config" text:style-name="Internet_20_link" text:visited-style-name="Visited_20_Internet_20_Link"><text:span text:style-name="T5">configuration file</text:span></text:a><text:span text:style-name="T1">, to identify any potential further tweaks that you want to make.</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nsolas" svg:font-family="Consolas, Monaco, 'Andale Mono', 'Ubuntu Mono', monospace"/>
    <style:font-face style:name="Inter-Bold" svg:font-family="Inter-Bold, system-ui, apple-system, BlinkMacSystemFont, 'Segoe UI', Roboto, 'Helvetica Neue', Helvetica, Arial, sans-serif"/>
    <style:font-face style:name="Inter-Medium" svg:font-family="Inter-Medium,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2T12:07:53.390652759</meta:creation-date>
    <dc:date>2021-09-02T12:08:17.174609165</dc:date>
    <meta:editing-duration>PT24S</meta:editing-duration>
    <meta:editing-cycles>1</meta:editing-cycles>
    <meta:document-statistic meta:table-count="0" meta:image-count="0" meta:object-count="0" meta:page-count="13" meta:paragraph-count="215" meta:word-count="3050" meta:character-count="19446" meta:non-whitespace-character-count="16500"/>
    <meta:generator>LibreOffice/7.1.5.2$Linux_X86_64 LibreOffice_project/10$Build-2</meta:generator>
  </office:meta>
</office:document-meta>
</file>